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C</text:p>
          </table:table-cell>
          <table:table-cell table:formula="of:=1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formula="of:=POWER(5; 1/4)" office:value-type="float" office:value="1.49534878122122">
            <text:p>1.4953487812</text:p>
          </table:table-cell>
        </table:table-row>
        <table:table-row table:style-name="ro1">
          <table:table-cell/>
          <table:table-cell table:formula="of:=8*SQRT(5)*[.E1]/25" office:value-type="float" office:value="1.06998448796228">
            <text:p>1.069984488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number-columns-repeated="4"/>
        </table:table-row>
        <table:table-row table:style-name="ro1">
          <table:table-cell/>
          <table:table-cell table:formula="of:=4*[.E1]/5" office:value-type="float" office:value="1.19627902497698">
            <text:p>1.196279025</text:p>
          </table:table-cell>
          <table:table-cell table:number-columns-repeated="3"/>
        </table:table-row>
        <table:table-row table:style-name="ro1">
          <table:table-cell office:value-type="string">
            <text:p>E</text:p>
          </table:table-cell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formula="of:=16*SQRT(5)/25" office:value-type="float" office:value="1.43108350559987">
            <text:p>1.4310835056</text:p>
          </table:table-cell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table:number-columns-repeated="4"/>
        </table:table-row>
        <table:table-row table:style-name="ro1">
          <table:table-cell/>
          <table:table-cell table:formula="of:=8/5" office:value-type="float" office:value="1.6">
            <text:p>1.6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table:formula="of:=4*SQRT(5)/5" office:value-type="float" office:value="1.78885438199983">
            <text:p>1.788854382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>
            <text:p>Decimal</text:p>
          </table:table-cell>
          <table:table-cell office:value-type="string">
            <text:p>Numerator</text:p>
          </table:table-cell>
          <table:table-cell office:value-type="string">
            <text:p>Denominator</text:p>
          </table:table-cell>
          <table:table-cell office:value-type="string">
            <text:p>Den Multiplier</text:p>
          </table:table-cell>
          <table:table-cell/>
          <table:table-cell office:value-type="string">
            <text:p>Kirnberger III</text:p>
          </table:table-cell>
          <table:table-cell office:value-type="string">
            <text:p>Kirnberger II</text:p>
          </table:table-cell>
          <table:table-cell/>
          <table:table-cell office:value-type="string">
            <text:p>Modulus</text:p>
          </table:table-cell>
          <table:table-cell office:value-type="string">
            <text:p>Quotient</text:p>
          </table:table-cell>
          <table:table-cell office:value-type="string">
            <text:p>Mod + denom</text:p>
          </table:table-cell>
          <table:table-cell office:value-type="string">
            <text:p>M+D/D</text:p>
          </table:table-cell>
        </table:table-row>
        <table:table-row table:style-name="ro1">
          <table:table-cell office:value-type="string">
            <text:p>C</text:p>
          </table:table-cell>
          <table:table-cell table:number-columns-repeated="5" office:value-type="float" office:value="1">
            <text:p>1</text:p>
          </table:table-cell>
          <table:table-cell table:formula="of:=[.F2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G</text:p>
          </table:table-cell>
          <table:table-cell table:formula="of:=1.5*[.B2]"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]/([.D3]*[.E3])" office:value-type="float" office:value="1.5">
            <text:p>1.5</text:p>
          </table:table-cell>
          <table:table-cell table:formula="of:=[.F3]/POWER([.$E$18]; 0.25)" office:value-type="float" office:value="1.49492696045105">
            <text:p>1.4949269605</text:p>
          </table:table-cell>
          <table:table-cell table:formula="of:=[.F3]" office:value-type="float" office:value="1.5">
            <text:p>1.5</text:p>
          </table:table-cell>
          <table:table-cell/>
          <table:table-cell table:formula="of:=MOD([.C3];[.D3])" office:value-type="float" office:value="1">
            <text:p>1</text:p>
          </table:table-cell>
          <table:table-cell table:formula="of:=QUOTIENT([.C3];[.D3])" office:value-type="float" office:value="1">
            <text:p>1</text:p>
          </table:table-cell>
          <table:table-cell table:formula="of:=[.J3]+[.D3]" office:value-type="float" office:value="3">
            <text:p>3</text:p>
          </table:table-cell>
          <table:table-cell table:formula="of:=[.L3]/[.D3]" office:value-type="float" office:value="1.5">
            <text:p>1.5</text:p>
          </table:table-cell>
        </table:table-row>
        <table:table-row table:style-name="ro1">
          <table:table-cell office:value-type="string">
            <text:p>D</text:p>
          </table:table-cell>
          <table:table-cell table:formula="of:=1.5*[.B3]" office:value-type="float" office:value="2.25">
            <text:p>2.25</text:p>
          </table:table-cell>
          <table:table-cell table:formula="of:=3*[.C3]" office:value-type="float" office:value="9">
            <text:p>9</text:p>
          </table:table-cell>
          <table:table-cell table:formula="of:=[.D3]*2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4]/([.D4]*[.E4])" office:value-type="float" office:value="1.125">
            <text:p>1.125</text:p>
          </table:table-cell>
          <table:table-cell table:formula="of:=[.F4]/POWER([.$E$18]; 0.5)" office:value-type="float" office:value="1.1174033085417">
            <text:p>1.1174033085</text:p>
          </table:table-cell>
          <table:table-cell table:formula="of:=[.F4]" office:value-type="float" office:value="1.125">
            <text:p>1.125</text:p>
          </table:table-cell>
          <table:table-cell/>
          <table:table-cell table:formula="of:=MOD([.C4];[.D4])" office:value-type="float" office:value="1">
            <text:p>1</text:p>
          </table:table-cell>
          <table:table-cell table:formula="of:=QUOTIENT([.C4];[.D4])" office:value-type="float" office:value="2">
            <text:p>2</text:p>
          </table:table-cell>
          <table:table-cell table:formula="of:=[.J4]+[.D4]" office:value-type="float" office:value="5">
            <text:p>5</text:p>
          </table:table-cell>
          <table:table-cell table:formula="of:=[.L4]/[.D4]" office:value-type="float" office:value="1.25">
            <text:p>1.25</text:p>
          </table:table-cell>
        </table:table-row>
        <table:table-row table:style-name="ro1">
          <table:table-cell office:value-type="string">
            <text:p>A</text:p>
          </table:table-cell>
          <table:table-cell table:formula="of:=1.5*[.B4]" office:value-type="float" office:value="3.375">
            <text:p>3.375</text:p>
          </table:table-cell>
          <table:table-cell table:formula="of:=3*[.C4]" office:value-type="float" office:value="27">
            <text:p>27</text:p>
          </table:table-cell>
          <table:table-cell table:formula="of:=[.D4]*2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C5]/([.D5]*[.E5])" office:value-type="float" office:value="1.6875">
            <text:p>1.6875</text:p>
          </table:table-cell>
          <table:table-cell table:formula="of:=[.F5]/POWER([.$E$18]; 0.75)" office:value-type="float" office:value="1.6704363316362">
            <text:p>1.6704363316</text:p>
          </table:table-cell>
          <table:table-cell table:formula="of:=[.F5]/POWER([.$E$18]; 0.5)" office:value-type="float" office:value="1.67610496281256">
            <text:p>1.6761049628</text:p>
          </table:table-cell>
          <table:table-cell/>
          <table:table-cell table:formula="of:=MOD([.C5];[.D5])" office:value-type="float" office:value="3">
            <text:p>3</text:p>
          </table:table-cell>
          <table:table-cell table:formula="of:=QUOTIENT([.C5];[.D5])" office:value-type="float" office:value="3">
            <text:p>3</text:p>
          </table:table-cell>
          <table:table-cell table:formula="of:=[.J5]+[.D5]" office:value-type="float" office:value="11">
            <text:p>11</text:p>
          </table:table-cell>
          <table:table-cell table:formula="of:=[.L5]/[.D5]" office:value-type="float" office:value="1.375">
            <text:p>1.375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1.5*[.B5]" office:value-type="float" office:value="5.0625">
            <text:p>5.0625</text:p>
          </table:table-cell>
          <table:table-cell table:formula="of:=3*[.C5]" office:value-type="float" office:value="81">
            <text:p>81</text:p>
          </table:table-cell>
          <table:table-cell table:formula="of:=[.D5]*2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C6]/([.D6]*[.E6])" office:value-type="float" office:value="1.265625">
            <text:p>1.265625</text:p>
          </table:table-cell>
          <table:table-cell table:formula="of:=[.F6]/[.$E$18]" office:value-type="float" office:value="1.24859015393995">
            <text:p>1.2485901539</text:p>
          </table:table-cell>
          <table:table-cell table:formula="of:=[.F6]/[.$E$18]" office:value-type="float" office:value="1.24859015393995">
            <text:p>1.2485901539</text:p>
          </table:table-cell>
          <table:table-cell/>
          <table:table-cell table:formula="of:=MOD([.C6];[.D6])" office:value-type="float" office:value="1">
            <text:p>1</text:p>
          </table:table-cell>
          <table:table-cell table:formula="of:=QUOTIENT([.C6];[.D6])" office:value-type="float" office:value="5">
            <text:p>5</text:p>
          </table:table-cell>
          <table:table-cell table:formula="of:=[.J6]+[.D6]" office:value-type="float" office:value="17">
            <text:p>17</text:p>
          </table:table-cell>
          <table:table-cell table:formula="of:=[.L6]/[.D6]" office:value-type="float" office:value="1.0625">
            <text:p>1.0625</text:p>
          </table:table-cell>
        </table:table-row>
        <table:table-row table:style-name="ro1">
          <table:table-cell office:value-type="string">
            <text:p>B</text:p>
          </table:table-cell>
          <table:table-cell table:formula="of:=1.5*[.B6]" office:value-type="float" office:value="7.59375">
            <text:p>7.59375</text:p>
          </table:table-cell>
          <table:table-cell table:formula="of:=3*[.C6]" office:value-type="float" office:value="243">
            <text:p>243</text:p>
          </table:table-cell>
          <table:table-cell table:formula="of:=[.D6]*2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C7]/([.D7]*[.E7])" office:value-type="float" office:value="1.8984375">
            <text:p>1.8984375</text:p>
          </table:table-cell>
          <table:table-cell table:formula="of:=[.F7]/[.$E$18]" office:value-type="float" office:value="1.87288523090992">
            <text:p>1.8728852309</text:p>
          </table:table-cell>
          <table:table-cell table:formula="of:=[.F7]/[.$E$18]" office:value-type="float" office:value="1.87288523090992">
            <text:p>1.8728852309</text:p>
          </table:table-cell>
          <table:table-cell/>
          <table:table-cell table:formula="of:=MOD([.C7];[.D7])" office:value-type="float" office:value="19">
            <text:p>19</text:p>
          </table:table-cell>
          <table:table-cell table:formula="of:=QUOTIENT([.C7];[.D7])" office:value-type="float" office:value="7">
            <text:p>7</text:p>
          </table:table-cell>
          <table:table-cell table:formula="of:=[.J7]+[.D7]" office:value-type="float" office:value="51">
            <text:p>51</text:p>
          </table:table-cell>
          <table:table-cell table:formula="of:=[.L7]/[.D7]" office:value-type="float" office:value="1.59375">
            <text:p>1.59375</text:p>
          </table:table-cell>
        </table:table-row>
        <table:table-row table:style-name="ro1">
          <table:table-cell office:value-type="string">
            <text:p>F#</text:p>
          </table:table-cell>
          <table:table-cell table:formula="of:=1.5*[.B7]" office:value-type="float" office:value="11.390625">
            <text:p>11.390625</text:p>
          </table:table-cell>
          <table:table-cell table:formula="of:=3*[.C7]" office:value-type="float" office:value="729">
            <text:p>729</text:p>
          </table:table-cell>
          <table:table-cell table:formula="of:=[.D7]*2" office:value-type="float" office:value="64">
            <text:p>64</text:p>
          </table:table-cell>
          <table:table-cell office:value-type="float" office:value="8">
            <text:p>8</text:p>
          </table:table-cell>
          <table:table-cell table:formula="of:=[.C8]/([.D8]*[.E8])" office:value-type="float" office:value="1.423828125">
            <text:p>1.423828125</text:p>
          </table:table-cell>
          <table:table-cell table:formula="of:=[.F8]/[.$E$18]" office:value-type="float" office:value="1.40466392318244">
            <text:p>1.4046639232</text:p>
          </table:table-cell>
          <table:table-cell table:formula="of:=[.F8]/[.$E$18]" office:value-type="float" office:value="1.40466392318244">
            <text:p>1.4046639232</text:p>
          </table:table-cell>
          <table:table-cell/>
          <table:table-cell table:formula="of:=MOD([.C8];[.D8])" office:value-type="float" office:value="25">
            <text:p>25</text:p>
          </table:table-cell>
          <table:table-cell table:formula="of:=QUOTIENT([.C8];[.D8])" office:value-type="float" office:value="11">
            <text:p>11</text:p>
          </table:table-cell>
          <table:table-cell table:formula="of:=[.J8]+[.D8]" office:value-type="float" office:value="89">
            <text:p>89</text:p>
          </table:table-cell>
          <table:table-cell table:formula="of:=[.L8]/[.D8]" office:value-type="float" office:value="1.390625">
            <text:p>1.390625</text:p>
          </table:table-cell>
        </table:table-row>
        <table:table-row table:style-name="ro1">
          <table:table-cell office:value-type="string">
            <text:p>C#</text:p>
          </table:table-cell>
          <table:table-cell table:formula="of:=1.5*[.B8]" office:value-type="float" office:value="17.0859375">
            <text:p>17.0859375</text:p>
          </table:table-cell>
          <table:table-cell table:formula="of:=3*[.C8]" office:value-type="float" office:value="2187">
            <text:p>2187</text:p>
          </table:table-cell>
          <table:table-cell table:formula="of:=[.D8]*2" office:value-type="float" office:value="128">
            <text:p>128</text:p>
          </table:table-cell>
          <table:table-cell office:value-type="float" office:value="16">
            <text:p>16</text:p>
          </table:table-cell>
          <table:table-cell table:formula="of:=[.C9]/([.D9]*[.E9])" office:value-type="float" office:value="1.06787109375">
            <text:p>1.0678710938</text:p>
          </table:table-cell>
          <table:table-cell table:formula="of:=[.F9]/[.$E$18]" office:value-type="float" office:value="1.05349794238683">
            <text:p>1.0534979424</text:p>
          </table:table-cell>
          <table:table-cell table:formula="of:=[.F9]/[.$E$18]" office:value-type="float" office:value="1.05349794238683">
            <text:p>1.0534979424</text:p>
          </table:table-cell>
          <table:table-cell/>
          <table:table-cell table:formula="of:=MOD([.C9];[.D9])" office:value-type="float" office:value="11">
            <text:p>11</text:p>
          </table:table-cell>
          <table:table-cell table:formula="of:=QUOTIENT([.C9];[.D9])" office:value-type="float" office:value="17">
            <text:p>17</text:p>
          </table:table-cell>
          <table:table-cell table:formula="of:=[.J9]+[.D9]" office:value-type="float" office:value="139">
            <text:p>139</text:p>
          </table:table-cell>
          <table:table-cell table:formula="of:=[.L9]/[.D9]" office:value-type="float" office:value="1.0859375">
            <text:p>1.0859375</text:p>
          </table:table-cell>
        </table:table-row>
        <table:table-row table:style-name="ro1">
          <table:table-cell office:value-type="string">
            <text:p>G#</text:p>
          </table:table-cell>
          <table:table-cell table:formula="of:=1.5*[.B9]" office:value-type="float" office:value="25.62890625">
            <text:p>25.62890625</text:p>
          </table:table-cell>
          <table:table-cell table:formula="of:=3*[.C9]" office:value-type="float" office:value="6561">
            <text:p>6561</text:p>
          </table:table-cell>
          <table:table-cell table:formula="of:=[.D9]*2" office:value-type="float" office:value="256">
            <text:p>256</text:p>
          </table:table-cell>
          <table:table-cell office:value-type="float" office:value="16">
            <text:p>16</text:p>
          </table:table-cell>
          <table:table-cell table:formula="of:=[.C10]/([.D10]*[.E10])" office:value-type="float" office:value="1.601806640625">
            <text:p>1.6018066406</text:p>
          </table:table-cell>
          <table:table-cell table:formula="of:=[.F10]/[.$E$18]" office:value-type="float" office:value="1.58024691358025">
            <text:p>1.5802469136</text:p>
          </table:table-cell>
          <table:table-cell table:formula="of:=[.F10]/[.$E$18]" office:value-type="float" office:value="1.58024691358025">
            <text:p>1.5802469136</text:p>
          </table:table-cell>
          <table:table-cell/>
          <table:table-cell table:formula="of:=MOD([.C10];[.D10])" office:value-type="float" office:value="161">
            <text:p>161</text:p>
          </table:table-cell>
          <table:table-cell table:formula="of:=QUOTIENT([.C10];[.D10])" office:value-type="float" office:value="25">
            <text:p>25</text:p>
          </table:table-cell>
          <table:table-cell table:formula="of:=[.J10]+[.D10]" office:value-type="float" office:value="417">
            <text:p>417</text:p>
          </table:table-cell>
          <table:table-cell table:formula="of:=[.L10]/[.D10]" office:value-type="float" office:value="1.62890625">
            <text:p>1.62890625</text:p>
          </table:table-cell>
        </table:table-row>
        <table:table-row table:style-name="ro1">
          <table:table-cell office:value-type="string">
            <text:p>D#</text:p>
          </table:table-cell>
          <table:table-cell table:formula="of:=1.5*[.B10]" office:value-type="float" office:value="38.443359375">
            <text:p>38.443359375</text:p>
          </table:table-cell>
          <table:table-cell table:formula="of:=3*[.C10]" office:value-type="float" office:value="19683">
            <text:p>19683</text:p>
          </table:table-cell>
          <table:table-cell table:formula="of:=[.D10]*2" office:value-type="float" office:value="512">
            <text:p>512</text:p>
          </table:table-cell>
          <table:table-cell office:value-type="float" office:value="32">
            <text:p>32</text:p>
          </table:table-cell>
          <table:table-cell table:formula="of:=[.C11]/([.D11]*[.E11])" office:value-type="float" office:value="1.20135498046875">
            <text:p>1.2013549805</text:p>
          </table:table-cell>
          <table:table-cell table:formula="of:=[.F11]/[.$E$18]" office:value-type="float" office:value="1.18518518518519">
            <text:p>1.1851851852</text:p>
          </table:table-cell>
          <table:table-cell table:formula="of:=[.F11]/[.$E$18]" office:value-type="float" office:value="1.18518518518519">
            <text:p>1.1851851852</text:p>
          </table:table-cell>
          <table:table-cell/>
          <table:table-cell table:formula="of:=MOD([.C11];[.D11])" office:value-type="float" office:value="227">
            <text:p>227</text:p>
          </table:table-cell>
          <table:table-cell table:formula="of:=QUOTIENT([.C11];[.D11])" office:value-type="float" office:value="38">
            <text:p>38</text:p>
          </table:table-cell>
          <table:table-cell table:formula="of:=[.J11]+[.D11]" office:value-type="float" office:value="739">
            <text:p>739</text:p>
          </table:table-cell>
          <table:table-cell table:formula="of:=[.L11]/[.D11]" office:value-type="float" office:value="1.443359375">
            <text:p>1.443359375</text:p>
          </table:table-cell>
        </table:table-row>
        <table:table-row table:style-name="ro1">
          <table:table-cell office:value-type="string">
            <text:p>A#</text:p>
          </table:table-cell>
          <table:table-cell table:formula="of:=1.5*[.B11]" office:value-type="float" office:value="57.6650390625">
            <text:p>57.6650390625</text:p>
          </table:table-cell>
          <table:table-cell table:formula="of:=3*[.C11]" office:value-type="float" office:value="59049">
            <text:p>59049</text:p>
          </table:table-cell>
          <table:table-cell table:formula="of:=[.D11]*2" office:value-type="float" office:value="1024">
            <text:p>1024</text:p>
          </table:table-cell>
          <table:table-cell office:value-type="float" office:value="32">
            <text:p>32</text:p>
          </table:table-cell>
          <table:table-cell table:formula="of:=[.C12]/([.D12]*[.E12])" office:value-type="float" office:value="1.80203247070313">
            <text:p>1.8020324707</text:p>
          </table:table-cell>
          <table:table-cell table:formula="of:=[.F12]/[.$E$18]" office:value-type="float" office:value="1.77777777777778">
            <text:p>1.7777777778</text:p>
          </table:table-cell>
          <table:table-cell table:formula="of:=[.F12]/[.$E$18]" office:value-type="float" office:value="1.77777777777778">
            <text:p>1.7777777778</text:p>
          </table:table-cell>
          <table:table-cell/>
          <table:table-cell table:formula="of:=MOD([.C12];[.D12])" office:value-type="float" office:value="681">
            <text:p>681</text:p>
          </table:table-cell>
          <table:table-cell table:formula="of:=QUOTIENT([.C12];[.D12])" office:value-type="float" office:value="57">
            <text:p>57</text:p>
          </table:table-cell>
          <table:table-cell table:formula="of:=[.J12]+[.D12]" office:value-type="float" office:value="1705">
            <text:p>1705</text:p>
          </table:table-cell>
          <table:table-cell table:formula="of:=[.L12]/[.D12]" office:value-type="float" office:value="1.6650390625">
            <text:p>1.6650390625</text:p>
          </table:table-cell>
        </table:table-row>
        <table:table-row table:style-name="ro1">
          <table:table-cell office:value-type="string">
            <text:p>F</text:p>
          </table:table-cell>
          <table:table-cell table:formula="of:=1.5*[.B12]" office:value-type="float" office:value="86.49755859375">
            <text:p>86.4975585938</text:p>
          </table:table-cell>
          <table:table-cell table:formula="of:=3*[.C12]" office:value-type="float" office:value="177147">
            <text:p>177147</text:p>
          </table:table-cell>
          <table:table-cell table:formula="of:=[.D12]*2" office:value-type="float" office:value="2048">
            <text:p>2048</text:p>
          </table:table-cell>
          <table:table-cell office:value-type="float" office:value="64">
            <text:p>64</text:p>
          </table:table-cell>
          <table:table-cell table:formula="of:=[.C13]/([.D13]*[.E13])" office:value-type="float" office:value="1.35152435302734">
            <text:p>1.351524353</text:p>
          </table:table-cell>
          <table:table-cell table:formula="of:=[.F13]/[.$E$18]" office:value-type="float" office:value="1.33333333333333">
            <text:p>1.3333333333</text:p>
          </table:table-cell>
          <table:table-cell table:formula="of:=[.F13]/[.$E$18]" office:value-type="float" office:value="1.33333333333333">
            <text:p>1.3333333333</text:p>
          </table:table-cell>
          <table:table-cell/>
          <table:table-cell table:formula="of:=MOD([.C13];[.D13])" office:value-type="float" office:value="1019">
            <text:p>1019</text:p>
          </table:table-cell>
          <table:table-cell table:formula="of:=QUOTIENT([.C13];[.D13])" office:value-type="float" office:value="86">
            <text:p>86</text:p>
          </table:table-cell>
          <table:table-cell table:formula="of:=[.J13]+[.D13]" office:value-type="float" office:value="3067">
            <text:p>3067</text:p>
          </table:table-cell>
          <table:table-cell table:formula="of:=[.L13]/[.D13]" office:value-type="float" office:value="1.49755859375">
            <text:p>1.4975585938</text:p>
          </table:table-cell>
        </table:table-row>
        <table:table-row table:style-name="ro1">
          <table:table-cell office:value-type="string">
            <text:p>C'</text:p>
          </table:table-cell>
          <table:table-cell table:formula="of:=1.5*[.B13]" office:value-type="float" office:value="129.746337890625">
            <text:p>129.7463378906</text:p>
          </table:table-cell>
          <table:table-cell table:formula="of:=3*[.C13]" office:value-type="float" office:value="531441">
            <text:p>531441</text:p>
          </table:table-cell>
          <table:table-cell table:formula="of:=[.D13]*2" office:value-type="float" office:value="4096">
            <text:p>4096</text:p>
          </table:table-cell>
          <table:table-cell office:value-type="float" office:value="64">
            <text:p>64</text:p>
          </table:table-cell>
          <table:table-cell table:formula="of:=[.C14]/([.D14]*[.E14])" office:value-type="float" office:value="2.02728652954102">
            <text:p>2.0272865295</text:p>
          </table:table-cell>
          <table:table-cell table:formula="of:=[.F14]/[.$E$18]" office:value-type="float" office:value="2">
            <text:p>2</text:p>
          </table:table-cell>
          <table:table-cell table:formula="of:=[.F14]/[.$E$18]" office:value-type="float" office:value="2">
            <text:p>2</text:p>
          </table:table-cell>
          <table:table-cell/>
          <table:table-cell table:formula="of:=MOD([.C14];[.D14])" office:value-type="float" office:value="3057">
            <text:p>3057</text:p>
          </table:table-cell>
          <table:table-cell table:formula="of:=QUOTIENT([.C14];[.D14])" office:value-type="float" office:value="129">
            <text:p>129</text:p>
          </table:table-cell>
          <table:table-cell table:formula="of:=[.J14]+[.D14]" office:value-type="float" office:value="7153">
            <text:p>7153</text:p>
          </table:table-cell>
          <table:table-cell table:formula="of:=[.L14]/[.D14]" office:value-type="float" office:value="1.746337890625">
            <text:p>1.746337890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Comma = </text:p>
          </table:table-cell>
          <table:table-cell table:formula="of:=[.C14]-(2*[.D14]*[.E14])" office:value-type="float" office:value="7153">
            <text:p>7153</text:p>
          </table:table-cell>
          <table:table-cell table:formula="of:=[.C14]" office:value-type="float" office:value="531441">
            <text:p>53144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4]*[.E14]" office:value-type="float" office:value="262144">
            <text:p>262144</text:p>
          </table:table-cell>
          <table:table-cell table:formula="of:=[.D14]*[.E14]*2" office:value-type="float" office:value="524288">
            <text:p>52428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=</text:p>
          </table:table-cell>
          <table:table-cell table:formula="of:=[.D16]/[.D17]" office:value-type="float" office:value="0.0272865295410156">
            <text:p>0.0272865295</text:p>
          </table:table-cell>
          <table:table-cell table:formula="of:=[.E16]/[.E17]" office:value-type="float" office:value="1.01364326477051">
            <text:p>1.0136432648</text:p>
          </table:table-cell>
          <table:table-cell table:number-columns-repeated="8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20/11/2012</text:date>, <text:time>08:1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6T07:51:49.20</meta:creation-date>
    <dc:date>2012-11-20T08:13:47.76</dc:date>
    <meta:editing-duration>PT31M37S</meta:editing-duration>
    <meta:editing-cycles>16</meta:editing-cycles>
    <meta:generator>LibreOffice/3.4$Win32 LibreOffice_project/340m1$Build-12</meta:generator>
    <meta:document-statistic meta:table-count="3" meta:cell-count="186" meta:object-count="0"/>
  </office:meta>
</office:document-meta>
</file>